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draw:fill="solid" draw:fill-color="#355269"/>
    </style:style>
    <style:style style:name="gr1" style:family="graphic" style:parent-style-name="standard">
      <style:graphic-properties draw:textarea-horizontal-align="justify" draw:textarea-vertical-align="middle" draw:auto-grow-height="false" fo:min-height="0.95cm" fo:min-width="6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6.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9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draw:fill="none" fo:min-height="9.245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/>
    </style:style>
    <style:style style:name="P2" style:family="paragraph">
      <loext:graphic-properties draw:fill="none" draw:fill-color="#ffffff"/>
      <style:paragraph-properties style:writing-mode="lr-tb"/>
      <style:text-properties fo:color="#ffffff" style:text-outline="false" fo:font-size="10pt" style:font-size-asian="10pt" style:font-size-complex="10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5" style:family="paragraph">
      <loext:graphic-properties draw:fill="solid"/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7" style:family="paragraph">
      <loext:graphic-properties draw:fill="none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outline="false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ffff" style:text-outline="fals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6cm" svg:height="1.2cm" svg:x="1cm" svg:y="1.5cm">
          <text:p text:style-name="P1"><text:span text:style-name="T1">Es tu débutant sous linux ?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1.2cm" svg:x="1cm" svg:y="5cm">
          <text:p text:style-name="P1"><text:span text:style-name="T1">Es tu débutant en informatique ?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1.2cm" svg:x="11.23cm" svg:y="1.502cm">
          <text:p text:style-name="P1"><text:span text:style-name="T1">A l'aise avec les lignes de commande ?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1.1cm" svg:x="8.3cm" svg:y="8cm">
          <text:p text:style-name="P1"><text:span text:style-name="T1">Ton processeur est il 32 ou 64 bits?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cm" svg:height="0.645cm" svg:x="4.5cm" svg:y="3.5cm">
          <draw:text-box>
            <text:p><text:span text:style-name="T2">oui</text:span></text:p>
          </draw:text-box>
        </draw:frame>
        <draw:frame draw:style-name="gr4" draw:text-style-name="P2" draw:layer="layout" svg:width="2cm" svg:height="0.745cm" svg:x="8.2cm" svg:y="2.255cm">
          <draw:text-box>
            <text:p><text:span text:style-name="T2">non</text:span></text:p>
          </draw:text-box>
        </draw:frame>
        <draw:line draw:style-name="gr5" draw:text-style-name="P3" draw:layer="layout" svg:x1="4.1cm" svg:y1="2.8cm" svg:x2="4.1cm" svg:y2="4.9cm">
          <text:p/>
        </draw:line>
        <draw:custom-shape draw:style-name="gr1" draw:text-style-name="P4" draw:layer="layout" svg:width="6.6cm" svg:height="1.2cm" svg:x="8.7cm" svg:y="19.7cm">
          <text:p text:style-name="P1"><text:span text:style-name="T1">Installation simplifiée au maximum ?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1.1cm" svg:y="13.2cm">
          <text:p text:style-name="P1"><text:span text:style-name="T1">Installation entièrement graphique ?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8.6cm" svg:y="13.2cm">
          <text:p text:style-name="P1"><text:span text:style-name="T1">Installation en ligne de commande ?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1.1cm" svg:y="8cm">
          <text:p text:style-name="P4"><text:span text:style-name="T1">L’ordinateur est il un ordinosaure ?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6cm" svg:y1="2.1cm" svg:x2="11.2cm" svg:y2="2.1cm">
          <text:p/>
        </draw:line>
        <draw:custom-shape draw:style-name="gr1" draw:text-style-name="P4" draw:layer="layout" svg:width="6.6cm" svg:height="1.2cm" svg:x="8.3cm" svg:y="10.4cm">
          <text:p text:style-name="P1"><text:span text:style-name="T3">Quelle est la taille disponible </text:span></text:p>
          <text:p text:style-name="P1"><text:span text:style-name="T3">sur le disque dur ?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9.5cm" svg:y="5cm">
          <text:p text:style-name="P1"><text:span text:style-name="T1">prêt à essayer le ligne de commande ?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1cm" svg:y="10.4cm">
          <text:p text:style-name="P1"><text:span text:style-name="T3">Combien de ram a t il ?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15.6cm" svg:y="19.7cm">
          <text:p text:style-name="P1"><text:span text:style-name="T1">BIOS ou UEFI ?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1.1cm" svg:y="15.1cm">
          <text:p text:style-name="P1"><text:span text:style-name="T1">Méthode de Mise à jour ?</text:span></text:p>
          <text:p text:style-name="P1"><text:span text:style-name="T1">En ligne de command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1.6cm" svg:y="19.7cm">
          <text:p text:style-name="P1"><text:span text:style-name="T1">Quel niveau as tu avec</text:span></text:p>
          <text:p text:style-name="P1"><text:span text:style-name="T1"><text:s/></text:span><text:span text:style-name="T1">les ligne de commande ?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8.5cm" svg:y="15.1cm">
          <text:p text:style-name="P6"><text:span text:style-name="T1">Méthode de Mise à jour ?</text:span></text:p>
          <text:p text:style-name="P6"><text:span text:style-name="T1">Entièrement graphiqu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22.6cm" svg:y="19.6cm">
          <text:p text:style-name="P1"><text:span text:style-name="T4">Comment c'est déroulé votre première </text:span></text:p>
          <text:p text:style-name="P1"><text:span text:style-name="T4">expérience ?</text:span><text:span text:style-name="T4"><text:tab/></text:span><text:span text:style-name="T4">Bien</text:span><text:span text:style-name="T4"><text:tab/></text:span><text:span text:style-name="T4">Mal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7.504cm" svg:height="9.495cm" svg:x="20.7cm" svg:y="9.9cm">
          <draw:text-box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custom-shape draw:style-name="gr1" draw:text-style-name="P4" draw:layer="layout" svg:width="6.6cm" svg:height="1.2cm" svg:x="21.6cm" svg:y="11.9cm">
          <text:p text:style-name="P1"><text:span text:style-name="T1">Linux MI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21.7cm" svg:y="10.3cm">
          <text:p text:style-name="P4"><text:span text:style-name="T1">Ubuntu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21.7cm" svg:y="6.5cm">
          <text:p text:style-name="P4"><text:span text:style-name="T1">Linux mint debian ed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21.7cm" svg:y="8.1cm">
          <text:p text:style-name="P4"><text:span text:style-name="T1">DF 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21.4cm" svg:y="17.1cm">
          <text:p text:style-name="P4"><text:span text:style-name="T1">Solu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21.6cm" svg:y="2.4cm">
          <text:p text:style-name="P4"><text:span text:style-name="T1">Gento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21.6cm" svg:y="15.2cm">
          <text:p text:style-name="P4"><text:span text:style-name="T1">Access DV 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21.6cm" svg:y="13.4cm">
          <text:p text:style-name="P4"><text:span text:style-name="T1">DVKBuntu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21.6cm" svg:y="0.7cm">
          <text:p text:style-name="P4"><text:span text:style-name="T1">Arch 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6cm" svg:height="1.2cm" svg:x="21.7cm" svg:y="4.9cm">
          <text:p text:style-name="P4"><text:span text:style-name="T1">Debia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2a609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1:39:23.949844882</meta:creation-date>
    <dc:date>2020-07-23T17:31:58.157960986</dc:date>
    <meta:editing-duration>PT40M7S</meta:editing-duration>
    <meta:editing-cycles>7</meta:editing-cycles>
    <meta:generator>LibreOffice/6.3.6.2$Linux_X86_64 LibreOffice_project/30$Build-2</meta:generator>
    <meta:document-statistic meta:object-count="31"/>
  </office:meta>
</office:document-meta>
</file>